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063in" fo:break-before="auto" style:use-optimal-row-height="true"/>
    </style:style>
    <style:style style:name="ro3" style:family="table-row">
      <style:table-row-properties style:row-height="0.6492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ro5" style:family="table-row">
      <style:table-row-properties style:row-height="0.3362in" fo:break-before="auto" style:use-optimal-row-height="true"/>
    </style:style>
    <style:style style:name="ro6" style:family="table-row">
      <style:table-row-properties style:row-height="1.5898in" fo:break-before="auto" style:use-optimal-row-height="true"/>
    </style:style>
    <style:style style:name="ro7" style:family="table-row">
      <style:table-row-properties style:row-height="1.9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9"/>
        <table:table-column table:style-name="co1" table:number-columns-repeated="16382" table:default-cell-style-name="ce7"/>
        <table:table-row table:style-name="ro1">
          <table:table-cell table:style-name="ce4" office:value-type="string" calcext:value-type="string">
            <text:p>terminology</text:p>
          </table:table-cell>
          <table:table-cell table:style-name="ce4" office:value-type="string" calcext:value-type="string">
            <text:p>explanation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Matplotlib  </text:p>
          </table:table-cell>
          <table:table-cell table:style-name="ce8" office:value-type="string" calcext:value-type="string">
            <text:p>A powerful and versatile open-source plotting library for Python, designed to help users visualize data in a variety of formats. It enables users to graphically represent data, facilitating easier analysis and understanding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artist</text:p>
          </table:table-cell>
          <table:table-cell table:style-name="ce6" office:value-type="string" calcext:value-type="string">
            <text:p>Everything in Matplotlib is built on the Artist base class — this includes figures, axes, texts, lines, and more. </text:p>
            <text:p>If it can be drawn, it's an Artist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containers</text:p>
          </table:table-cell>
          <table:table-cell table:style-name="ce6" office:value-type="string" calcext:value-type="string">
            <text:p>Containers group multiple related artists together. </text:p>
            <text:p>For example, a bar chart’s BarContainer holds all the rectangles (bars) and maybe associated text labels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spine</text:p>
          </table:table-cell>
          <table:table-cell table:style-name="ce6" office:value-type="string" calcext:value-type="string">
            <text:p>A spine is a line representing the borders of the plot area (top, bottom, left, right). </text:p>
            <text:p>You can show/hide or style them to customize your plot's frame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axes</text:p>
          </table:table-cell>
          <table:table-cell table:style-name="ce6" office:value-type="string" calcext:value-type="string">
            <text:p>Axes is where the actual data is plotted — not to be confused with axis. </text:p>
            <text:p>Each Axes object represents a single plot (i.e., a graph or chart) within a figure. 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figure</text:p>
          </table:table-cell>
          <table:table-cell table:style-name="ce6" office:value-type="string" calcext:value-type="string">
            <text:p>A Figure is the overall window or page that everything is drawn onto. It can contain one or more Axes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subplot</text:p>
          </table:table-cell>
          <table:table-cell table:style-name="ce6" office:value-type="string" calcext:value-type="string">
            <text:p>A subplot is a helper for creating multiple axes (plots) within a single figure, arranged in a grid. </text:p>
            <text:p>It's a shorthand for figure.add_subplot()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patch</text:p>
          </table:table-cell>
          <table:table-cell table:style-name="ce6" office:value-type="string" calcext:value-type="string">
            <text:p>A patch is a 2D shape — like rectangles, circles, polygons — used to create visual elements such as bars or area fills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annotation</text:p>
          </table:table-cell>
          <table:table-cell table:style-name="ce6" office:value-type="string" calcext:value-type="string">
            <text:p>An annotation is used to add text with optional arrows pointing to specific parts of a plot, to clarify or call attention to data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arrowprops</text:p>
          </table:table-cell>
          <table:table-cell table:style-name="ce6" office:value-type="string" calcext:value-type="string">
            <text:p>A dictionary of style options used with annotation to customize the appearance of the arrow:</text:p>
            <text:p>Such as color, line style, width, etc.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marker</text:p>
          </table:table-cell>
          <table:table-cell table:style-name="ce6" office:value-type="string" calcext:value-type="string">
            <text:p>A marker is a symbol that represents individual data points on a line or scatter plot (e.g., circles, squares, stars). 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ticks</text:p>
          </table:table-cell>
          <table:table-cell table:style-name="ce6" office:value-type="string" calcext:value-type="string">
            <text:p>Ticks are the small marks along the x and y axes that indicate the scale of the plot. 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ticklabels</text:p>
          </table:table-cell>
          <table:table-cell table:style-name="ce6" office:value-type="string" calcext:value-type="string">
            <text:p>Ticklabels are the text labels associated with each tick, showing the value or category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layout</text:p>
          </table:table-cell>
          <table:table-cell table:style-name="ce6" office:value-type="string" calcext:value-type="string">
            <text:p>Layout refers to how subplots and other elements (titles, labels) are arranged. </text:p>
            <text:p>Matplotlib offers functions like:</text:p>
            <text:p>Tight_layout() and constrained_layout() to manage this. </text:p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>
            <text:p>grid</text:p>
          </table:table-cell>
          <table:table-cell table:style-name="ce6" office:value-type="string" calcext:value-type="string">
            <text:p>a set of horizontal and/or vertical lines drawn across the plot, aligned with the ticks on the axes.</text:p>
            <text:p/>
            <text:p>Purpose: </text:p>
            <text:p>Grids make it easier to read and interpret the data by aligning visual elements with axis values.</text:p>
            <text:p/>
            <text:p>Usage: </text:p>
            <text:p>You can turn on the grid using plt.grid(True)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legend</text:p>
          </table:table-cell>
          <table:table-cell office:value-type="string" calcext:value-type="string">
            <text:p>a box that explains what the different lines, bars, or markers in your plot represent.</text:p>
            <text:p/>
            <text:p>Purpose: </text:p>
            <text:p>Helps identify each data series in a plot when there are multiple elements (like multiple lines or scatter points).</text:p>
            <text:p/>
            <text:p>Usage: </text:p>
            <text:p>You define labels in the plot() function, and then call plt.legend() to show the legend.</text:p>
            <text:p/>
          </table:table-cell>
          <table:table-cell table:style-name="ce9"/>
          <table:table-cell table:number-columns-repeated="16381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6:17:55.6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5:19:49.840000000</meta:creation-date>
    <dc:date>2025-04-22T16:44:12.183000000</dc:date>
    <meta:editing-duration>PT17M37S</meta:editing-duration>
    <meta:editing-cycles>4</meta:editing-cycles>
    <meta:generator>LibreOffice/24.2.1.2$Windows_X86_64 LibreOffice_project/db4def46b0453cc22e2d0305797cf981b68ef5ac</meta:generator>
    <meta:document-statistic meta:table-count="1" meta:cell-count="34" meta:object-count="0"/>
  </office:meta>
</office:document-meta>
</file>